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, Menlo, 'Ubuntu Mono', Consolas, source-code-pro, 'Droid Sans Mono', monospace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99ff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0080"/>
    </style:style>
    <style:style style:name="P5" style:family="paragraph" style:parent-style-name="Standard" style:list-style-name="L1">
      <style:paragraph-properties fo:text-align="justify" style:justify-single-word="false"/>
      <style:text-properties fo:color="#0000a0"/>
    </style:style>
    <style:style style:name="P6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P7" style:family="paragraph" style:parent-style-name="Standard" style:list-style-name="L1">
      <style:paragraph-properties fo:text-align="justify" style:justify-single-word="false"/>
      <style:text-properties style:use-window-font-color="true" fo:font-style="normal" style:font-style-asian="normal" style:font-style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style:use-window-font-color="true" fo:font-style="italic" style:font-style-asian="italic" style:font-style-complex="italic"/>
    </style:style>
    <style:style style:name="P9" style:family="paragraph" style:parent-style-name="Standard" style:list-style-name="L1">
      <style:paragraph-properties fo:text-align="justify" style:justify-single-word="false"/>
      <style:text-properties fo:font-variant="normal" fo:text-transform="none" style:use-window-font-color="true" style:font-name="Monaco" fo:font-size="8.39999961853027pt" fo:letter-spacing="normal" fo:font-style="italic" fo:font-weight="normal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79156178381219635" text:style-name="L1">
        <text:list-item>
          <text:p text:style-name="P1">généralités</text:p>
          <text:list>
            <text:list-item>
              <text:p text:style-name="P2">qu'est ce qui est étudié ?</text:p>
            </text:list-item>
            <text:list-item>
              <text:p text:style-name="P3">Sous quelle famille d'OS ? (attention pas qu'un seul OS)</text:p>
            </text:list-item>
          </text:list>
        </text:list-item>
        <text:list-item>
          <text:p text:style-name="P1">manipuler la console et les fichiers</text:p>
          <text:list>
            <text:list-item>
              <text:p text:style-name="P1">intro</text:p>
              <text:list>
                <text:list-item>
                  <text:p text:style-name="P3">début ligne (fredericmalard) paraît inutile, mais utile dans certains cas</text:p>
                </text:list-item>
                <text:list-item>
                  <text:p text:style-name="P3">raccourcis pour passer d'une console a l'autre (et à l'interface graphique) sous linux</text:p>
                </text:list-item>
                <text:list-item>
                  <text:p text:style-name="P1">possibilité de se logger a distance en mode console (simple culture générale, je peux pas mettre en pratique direct)</text:p>
                  <text:list>
                    <text:list-item>
                      <text:p text:style-name="P3">dans quelle mesure ? (réseau ? Monde ?)</text:p>
                    </text:list-item>
                    <text:list-item>
                      <text:p text:style-name="P1">2 protocoles d'accés à distance à la console</text:p>
                      <text:list>
                        <text:list-item>
                          <text:p text:style-name="P3">premier : attention – gros défaut de sécurité !!! (lequel ?)</text:p>
                        </text:list-item>
                        <text:list-item>
                          <text:p text:style-name="P3">2ème n'a pas ce défaut</text:p>
                        </text:list-item>
                      </text:list>
                    </text:list-item>
                    <text:list-item>
                      <text:p text:style-name="P1">accéder à une console à distance </text:p>
                      <text:list>
                        <text:list-item>
                          <text:p text:style-name="P3">programme windows (attention : apparemment restriction quant à l'OS de l'ordinateur qu'on veut contrôler a distance)</text:p>
                        </text:list-item>
                        <text:list-item>
                          <text:p text:style-name="P3">apparemment une simple commande sous mac OS X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entrer une commande</text:p>
              <text:list>
                <text:list-item>
                  <text:p text:style-name="P1">ligne qui s'affiche avant qu'on tappe qqch </text:p>
                  <text:list>
                    <text:list-item>
                      <text:p text:style-name="P3">deux noms (un français un anglais)</text:p>
                    </text:list-item>
                    <text:list-item>
                      <text:p text:style-name="P3">composition classique (différente de la mienne – modifs perso peut être)</text:p>
                    </text:list-item>
                    <text:list-item>
                      <text:p text:style-name="P3">dernier caractère : signification + 2 possibilités... Lesquelles ?</text:p>
                    </text:list-item>
                  </text:list>
                </text:list-item>
                <text:list-item>
                  <text:p text:style-name="P2">désignation du répertoire personnel</text:p>
                </text:list-item>
                <text:list-item>
                  <text:p text:style-name="P1">quelques commandes simples</text:p>
                  <text:list>
                    <text:list-item>
                      <text:p text:style-name="P3">demander la date et l'heure</text:p>
                    </text:list-item>
                    <text:list-item>
                      <text:p text:style-name="P2">lister les fichiers du répertoire courant</text:p>
                    </text:list-item>
                  </text:list>
                </text:list-item>
                <text:list-item>
                  <text:p text:style-name="P1">quelques paramètres</text:p>
                  <text:list>
                    <text:list-item>
                      <text:p text:style-name="P3">syntaxe globale de commandes et paramètres</text:p>
                    </text:list-item>
                    <text:list-item>
                      <text:p text:style-name="P1">syntaxe des paramètres</text:p>
                      <text:list>
                        <text:list-item>
                          <text:p text:style-name="P2">écrire un paramètre d'une lettre</text:p>
                        </text:list-item>
                        <text:list-item>
                          <text:p text:style-name="P3">en écrire plusieurs</text:p>
                        </text:list-item>
                        <text:list-item>
                          <text:p text:style-name="P3">raccourci pour plusieurs d'un coup</text:p>
                        </text:list-item>
                        <text:list-item>
                          <text:p text:style-name="P2">exemples : lister TOUS les fichiers du répertoire courant (un type de fichiers en plus)</text:p>
                        </text:list-item>
                        <text:list-item>
                          <text:p text:style-name="P3">syntaxe paramètres a plusieurs lettres (marche pas avec listage de tous les fichiers. Avec un seul tiret non plus : fait juste décompose en lettres et fait pas ce qu'il faut)</text:p>
                        </text:list-item>
                        <text:list-item>
                          <text:p text:style-name="P3">note après coup : en générale, syntaxe paramètres respecte pas du tout ça. Syntaxe en générale = ...</text:p>
                        </text:list-item>
                      </text:list>
                    </text:list-item>
                    <text:list-item>
                      <text:p text:style-name="P1">associer une valeur a un paramètre</text:p>
                      <text:list>
                        <text:list-item>
                          <text:p text:style-name="P3">syntaxe pour les paramètres d'une lettre</text:p>
                        </text:list-item>
                        <text:list-item>
                          <text:p text:style-name="P3">syntaxe pour ceux de plusieurs</text:p>
                        </text:list-item>
                      </text:list>
                    </text:list-item>
                    <text:list-item>
                      <text:p text:style-name="P1">associer une valeur a une commande</text:p>
                      <text:list>
                        <text:list-item>
                          <text:p text:style-name="P2">ex : ls sur un autre dossier que le répertoire courant</text:p>
                        </text:list-item>
                      </text:list>
                    </text:list-item>
                  </text:list>
                </text:list-item>
                <text:list-item>
                  <text:p text:style-name="P1">autocomplétion</text:p>
                  <text:list>
                    <text:list-item>
                      <text:p text:style-name="P3">si une seule possible : autocompléter</text:p>
                    </text:list-item>
                    <text:list-item>
                      <text:p text:style-name="P3">si plusieurs : afficher toutes les possibilités (pas la même manip)</text:p>
                    </text:list-item>
                  </text:list>
                </text:list-item>
                <text:list-item>
                  <text:p text:style-name="P1">réponse terminal rentre pas dans fenêtre → 3 raccourcis :</text:p>
                  <text:list>
                    <text:list-item>
                      <text:p text:style-name="P3">ligne suivante</text:p>
                    </text:list-item>
                    <text:list-item>
                      <text:p text:style-name="P3"><text:soft-page-break/>page suivante</text:p>
                    </text:list-item>
                    <text:list-item>
                      <text:p text:style-name="P3">quitter</text:p>
                    </text:list-item>
                  </text:list>
                </text:list-item>
                <text:list-item>
                  <text:p text:style-name="P1">historique des commandes</text:p>
                  <text:list>
                    <text:list-item>
                      <text:p text:style-name="P2">se déplacer dans l'historique de commandes (précédente / suivante)</text:p>
                    </text:list-item>
                    <text:list-item>
                      <text:p text:style-name="P3">afficher l'historique</text:p>
                    </text:list-item>
                    <text:list-item>
                      <text:p text:style-name="P3">rechercher une commande anciennement tapée en tapant une sous-chaine écrite précédement (pas forcément de la commande, peut être des paramètres)</text:p>
                    </text:list-item>
                    <text:list-item>
                      <text:p text:style-name="P3">se balader dans les propositions ainsi faites</text:p>
                    </text:list-item>
                  </text:list>
                </text:list-item>
                <text:list-item>
                  <text:p text:style-name="P1">raccourcis clavier</text:p>
                  <text:list>
                    <text:list-item>
                      <text:p text:style-name="P1">généraux</text:p>
                      <text:list>
                        <text:list-item>
                          <text:p text:style-name="P1">nettoyer la console</text:p>
                          <text:list>
                            <text:list-item>
                              <text:p text:style-name="P3">raccourcis</text:p>
                            </text:list-item>
                            <text:list-item>
                              <text:p text:style-name="P3">commande qui fait ça ?</text:p>
                            </text:list-item>
                            <text:list-item>
                              <text:p text:style-name="P3">possibilité remonter historique quand même après ?</text:p>
                            </text:list-item>
                          </text:list>
                        </text:list-item>
                        <text:list-item>
                          <text:p text:style-name="P1">stopper console</text:p>
                          <text:list>
                            <text:list-item>
                              <text:p text:style-name="P3">raccourcis</text:p>
                            </text:list-item>
                            <text:list-item>
                              <text:p text:style-name="P3">quitte ?</text:p>
                            </text:list-item>
                            <text:list-item>
                              <text:p text:style-name="P3">nom du message envoyé à la console ?</text:p>
                            </text:list-item>
                            <text:list-item>
                              <text:p text:style-name="P3">conditions pour le faire ?</text:p>
                            </text:list-item>
                            <text:list-item>
                              <text:p text:style-name="P3">commande qui fait ça ?</text:p>
                            </text:list-item>
                          </text:list>
                        </text:list-item>
                        <text:list-item>
                          <text:p text:style-name="P1">remonter / redescendre dans la console</text:p>
                          <text:list>
                            <text:list-item>
                              <text:p text:style-name="P4">2 raccourcis</text:p>
                              <text:list>
                                <text:list-item>
                                  <text:p text:style-name="P4">version linux</text:p>
                                </text:list-item>
                                <text:list-item>
                                  <text:p text:style-name="P4">version mac</text:p>
                                </text:list-item>
                              </text:list>
                            </text:list-item>
                            <text:list-item>
                              <text:p text:style-name="P3">utile uniquement dans quel cas ?</text:p>
                            </text:list-item>
                            <text:list-item>
                              <text:p text:style-name="P3">qu'est ce qui peut remplacer ce raccourcis dans l'utilisation classique ?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a utiliser quand on écrit une longue commande</text:p>
                      <text:list>
                        <text:list-item>
                          <text:p text:style-name="P3">ramener le curseur en début / fin (deux raccourcis) de commande</text:p>
                        </text:list-item>
                        <text:list-item>
                          <text:p text:style-name="P3">supprimer contenu a gauche / a droite (deux raccourcis) du curseur</text:p>
                        </text:list-item>
                        <text:list-item>
                          <text:p text:style-name="P3">supprimer le premier mot (ou partie de mot) à gauche du curseur</text:p>
                        </text:list-item>
                        <text:list-item>
                          <text:p text:style-name="P3">annuler une de ces suppression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structure des dossiers et fichiers</text:p>
              <text:list>
                <text:list-item>
                  <text:p text:style-name="P1">organisation des dossiers</text:p>
                  <text:list>
                    <text:list-item>
                      <text:p text:style-name="P3">quelle(s) racine(s) pour windows et linux ? (nom + ce qu'elles représentent)</text:p>
                    </text:list-item>
                    <text:list-item>
                      <text:p text:style-name="P3">linux : compartiment pour le contenu des périphériques ?</text:p>
                    </text:list-item>
                    <text:list-item>
                      <text:p text:style-name="P3">périphériques représentés par quoi ?</text:p>
                    </text:list-item>
                    <text:list-item>
                      <text:p text:style-name="P3">quelque chose au dessus de la racine ?</text:p>
                    </text:list-item>
                    <text:list-item>
                      <text:p text:style-name="P3">signe de séparation des dossiers dans chemin : windows VS linux</text:p>
                    </text:list-item>
                    <text:list-item>
                      <text:p text:style-name="P3">noms de dossiers linux : tolère accents, espaces, majuscules, chiffres, car spé ?</text:p>
                    </text:list-item>
                    <text:list-item>
                      <text:p text:style-name="P3">convention : on utilise tout ça ?</text:p>
                    </text:list-item>
                    <text:list-item>
                      <text:p text:style-name="P4">15 dossiers importants de la racine : nom + nature + aussi sous mac ? (8)</text:p>
                    </text:list-item>
                    <text:list-item>
                      <text:p text:style-name="P3">un mot de vocabulaire pour le 7ème</text:p>
                    </text:list-item>
                  </text:list>
                </text:list-item>
                <text:list-item>
                  <text:p text:style-name="P1">se situer dans l'arborescence</text:p>
                  <text:list>
                    <text:list-item>
                      <text:p text:style-name="P3">commande permettant d'indiquer le chemin du dossier courant</text:p>
                    </text:list-item>
                    <text:list-item>
                      <text:p text:style-name="P4">commande pour trouver emplacement d'une commande dans le DD</text:p>
                    </text:list-item>
                    <text:list-item>
                      <text:p text:style-name="P3">qu'est ce qu'une commande informatiquement parlant ?</text:p>
                    </text:list-item>
                    <text:list-item>
                      <text:p text:style-name="P3">comment créer sois même des commandes ? (perso : cours systèmes)</text:p>
                    </text:list-item>
                    <text:list-item>
                      <text:p text:style-name="P3">comment manipuler les paramètres de la commande ? (perso aussi)</text:p>
                    </text:list-item>
                  </text:list>
                </text:list-item>
                <text:list-item>
                  <text:p text:style-name="P1">lister tous les fichiers/dossiers du répertoire</text:p>
                  <text:list>
                    <text:list-item>
                      <text:p text:style-name="P3"><text:soft-page-break/>y compris les cachés ET le dossier courant et parent (déjà vu)</text:p>
                    </text:list-item>
                    <text:list-item>
                      <text:p text:style-name="P3">syntaxe dossier courant et dossier père</text:p>
                    </text:list-item>
                    <text:list-item>
                      <text:p text:style-name="P3">y compris les cachés SANS courant et parent</text:p>
                    </text:list-item>
                    <text:list-item>
                      <text:p text:style-name="P3">indication syntaxique pour les dossiers et raccourcis</text:p>
                    </text:list-item>
                    <text:list-item>
                      <text:p text:style-name="P3">liste détaillée (7 trucs affichés. Lesquels ? + syntaxe des raccourcis)</text:p>
                    </text:list-item>
                    <text:list-item>
                      <text:p text:style-name="P3">afficher taille en multiples d'octets dans liste détaillée (combinaison)</text:p>
                    </text:list-item>
                    <text:list-item>
                      <text:p text:style-name="P3">attention : taille de dossiers = taille du dossier ou du contenu ?</text:p>
                    </text:list-item>
                    <text:list-item>
                      <text:p text:style-name="P3">liste triée par dernière date (décroissante) de modification</text:p>
                    </text:list-item>
                    <text:list-item>
                      <text:p text:style-name="P3">inverser ordre du tri</text:p>
                    </text:list-item>
                    <text:list-item>
                      <text:p text:style-name="P3">exemple de combinaison de 5 éléments (facile a retenir)</text:p>
                    </text:list-item>
                    <text:list-item>
                      <text:p text:style-name="P3">créer un alias pour une combinaison</text:p>
                    </text:list-item>
                  </text:list>
                </text:list-item>
                <text:list-item>
                  <text:p text:style-name="P1">changer de dossier</text:p>
                  <text:list>
                    <text:list-item>
                      <text:p text:style-name="P2">commande pour ça</text:p>
                    </text:list-item>
                    <text:list-item>
                      <text:p text:style-name="P1">descendre dans un sous-(sous-...)dossier du répertoire courant</text:p>
                      <text:list>
                        <text:list-item>
                          <text:p text:style-name="P3">façon que j'utilisais jusqu'à maintenant</text:p>
                        </text:list-item>
                        <text:list-item>
                          <text:p text:style-name="P3">façon plus simple (bug pas étonnament, marche comme chemin relatif)</text:p>
                        </text:list-item>
                      </text:list>
                    </text:list-item>
                    <text:list-item>
                      <text:p text:style-name="P3">revenir au dossier parent</text:p>
                    </text:list-item>
                    <text:list-item>
                      <text:p text:style-name="P3">remonter plusieurs dossiers</text:p>
                    </text:list-item>
                    <text:list-item>
                      <text:p text:style-name="P3">maitriser chemins absolus et relatifs</text:p>
                    </text:list-item>
                    <text:list-item>
                      <text:p text:style-name="P3">revenir au home très simplement (2 manières : une simple + une ultra simple)</text:p>
                    </text:list-item>
                    <text:list-item>
                      <text:p text:style-name="P3">auto-complétion pour les chemins (rien de bien neuf mais prendre l'habitude)</text:p>
                    </text:list-item>
                  </text:list>
                </text:list-item>
                <text:list-item>
                  <text:p text:style-name="P1">afficher récursivement les tailles...</text:p>
                  <text:list>
                    <text:list-item>
                      <text:p text:style-name="P3">Des dossiers (contenu compris) uniquement</text:p>
                    </text:list-item>
                    <text:list-item>
                      <text:p text:style-name="P3">avec les unités K M G etc (pb : correspond pas du tout... ???)</text:p>
                    </text:list-item>
                    <text:list-item>
                      <text:p text:style-name="P5">Des dossiers ET fichiers</text:p>
                    </text:list-item>
                    <text:list-item>
                      <text:p text:style-name="P3">uniquement du dossier courant (contenu compris)</text:p>
                    </text:list-item>
                    <text:list-item>
                      <text:p text:style-name="P3">passer le chemin d'un autre dossier en paramètre</text:p>
                    </text:list-item>
                  </text:list>
                </text:list-item>
              </text:list>
            </text:list-item>
            <text:list-item>
              <text:p text:style-name="P6">manipuler les fichiers</text:p>
              <text:list>
                <text:list-item>
                  <text:p text:style-name="P6">afficher un fichier (le lire)</text:p>
                  <text:list>
                    <text:list-item>
                      <text:p text:style-name="P3">deux commandes basiques pour ce faire (une troisième vieille non vue ici)</text:p>
                    </text:list-item>
                    <text:list-item>
                      <text:p text:style-name="P3">effet de la première</text:p>
                    </text:list-item>
                    <text:list-item>
                      <text:p text:style-name="P3">paramètre pour afficher numéros de ligne dans la première</text:p>
                    </text:list-item>
                    <text:list-item>
                      <text:p text:style-name="P3">effet de la deuxième</text:p>
                    </text:list-item>
                    <text:list-item>
                      <text:p text:style-name="P3">comment utiliser la deuxième ? (trivial)</text:p>
                    </text:list-item>
                    <text:list-item>
                      <text:p text:style-name="P3">pourquoi on voit pas la troisième ?</text:p>
                    </text:list-item>
                    <text:list-item>
                      <text:p text:style-name="P3">Ajout perso : effet de la 3ème (et différences avec la 2ème)</text:p>
                    </text:list-item>
                    <text:list-item>
                      <text:p text:style-name="P3">paramètre possible pour 3ème + comment gère ?</text:p>
                    </text:list-item>
                    <text:list-item>
                      <text:p text:style-name="P6">raccourcis pendant lecture la deuxième</text:p>
                      <text:list>
                        <text:list-item>
                          <text:p text:style-name="P3">sauter une page</text:p>
                        </text:list-item>
                        <text:list-item>
                          <text:p text:style-name="P3">sauter une ligne</text:p>
                        </text:list-item>
                        <text:list-item>
                          <text:p text:style-name="P3">sauter une demi page (pas tout a fait)</text:p>
                        </text:list-item>
                        <text:list-item>
                          <text:p text:style-name="P3">revenir en arrière d'une page</text:p>
                        </text:list-item>
                        <text:list-item>
                          <text:p text:style-name="P3">idem d'une ligne</text:p>
                        </text:list-item>
                        <text:list-item>
                          <text:p text:style-name="P3">idem d'une demi page (pas tout a fait)</text:p>
                        </text:list-item>
                        <text:list-item>
                          <text:p text:style-name="P3">quitter</text:p>
                        </text:list-item>
                        <text:list-item>
                          <text:p text:style-name="P5">indiquer progression lecture (pourcentage / ligne)</text:p>
                        </text:list-item>
                        <text:list-item>
                          <text:p text:style-name="P5">afficher l'aide</text:p>
                        </text:list-item>
                        <text:list-item>
                          <text:p text:style-name="P5">faire une recherche textuelle (possibilité expressions régulières !!!)</text:p>
                        </text:list-item>
                        <text:list-item>
                          <text:p text:style-name="P5">aller à l'occurence suivante dans les résultats</text:p>
                        </text:list-item>
                        <text:list-item>
                          <text:p text:style-name="P5"><text:soft-page-break/>aller à l'occurence précédente</text:p>
                        </text:list-item>
                      </text:list>
                    </text:list-item>
                  </text:list>
                </text:list-item>
                <text:list-item>
                  <text:p text:style-name="P6">afficher juste le début / la fin d'un fichier</text:p>
                  <text:list>
                    <text:list-item>
                      <text:p text:style-name="P6">deux commandes permettant de le faire</text:p>
                    </text:list-item>
                    <text:list-item>
                      <text:p text:style-name="P6">première</text:p>
                      <text:list>
                        <text:list-item>
                          <text:p text:style-name="P3">utilité</text:p>
                        </text:list-item>
                        <text:list-item>
                          <text:p text:style-name="P3">comment l'utiliser</text:p>
                        </text:list-item>
                        <text:list-item>
                          <text:p text:style-name="P3">un paramètre</text:p>
                        </text:list-item>
                      </text:list>
                    </text:list-item>
                    <text:list-item>
                      <text:p text:style-name="P6">deuxième</text:p>
                      <text:list>
                        <text:list-item>
                          <text:p text:style-name="P3">utilité</text:p>
                        </text:list-item>
                        <text:list-item>
                          <text:p text:style-name="P3">comment l'utiliser</text:p>
                        </text:list-item>
                        <text:list-item>
                          <text:p text:style-name="P3">un paramètre analog au précédent</text:p>
                        </text:list-item>
                        <text:list-item>
                          <text:p text:style-name="P5">un deuxième intéressant (dans quel cas ?)</text:p>
                        </text:list-item>
                        <text:list-item>
                          <text:p text:style-name="P5">un troisième associé au deuxième pour indiquer les intervalles de temps</text:p>
                        </text:list-item>
                      </text:list>
                    </text:list-item>
                    <text:list-item>
                      <text:p text:style-name="P3">stopper une commande (déjà vu avant ? - trivial)</text:p>
                    </text:list-item>
                  </text:list>
                </text:list-item>
                <text:list-item>
                  <text:p text:style-name="P6">créer des fichiers / dossiers</text:p>
                  <text:list>
                    <text:list-item>
                      <text:p text:style-name="P6">créer un fichier</text:p>
                      <text:list>
                        <text:list-item>
                          <text:p text:style-name="P3">commande</text:p>
                        </text:list-item>
                        <text:list-item>
                          <text:p text:style-name="P3">pas initialement prévue pour créer un fichier. Utilité de base ?</text:p>
                        </text:list-item>
                        <text:list-item>
                          <text:p text:style-name="P3">créer plusieurs fichiers en une commande</text:p>
                        </text:list-item>
                      </text:list>
                    </text:list-item>
                    <text:list-item>
                      <text:p text:style-name="P6">créer un dossier</text:p>
                      <text:list>
                        <text:list-item>
                          <text:p text:style-name="P3">commande</text:p>
                        </text:list-item>
                        <text:list-item>
                          <text:p text:style-name="P3">créer plusieurs dossiers en une commande</text:p>
                        </text:list-item>
                        <text:list-item>
                          <text:p text:style-name="P3">créer un dossier son sous dossier son sous-sous dossier etc en une fois (paramètre)</text:p>
                        </text:list-item>
                        <text:list-item>
                          <text:p text:style-name="P6">tests persos</text:p>
                          <text:list>
                            <text:list-item>
                              <text:p text:style-name="P3">réaction si on nomme un dossier comme un fichier ?</text:p>
                            </text:list-item>
                            <text:list-item>
                              <text:p text:style-name="P3">droit de faire touch sur un dossier ?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">copier ou déplacer un fichier</text:p>
                  <text:list>
                    <text:list-item>
                      <text:p text:style-name="P6">copier</text:p>
                      <text:list>
                        <text:list-item>
                          <text:p text:style-name="P6">des fichiers</text:p>
                          <text:list>
                            <text:list-item>
                              <text:p text:style-name="P3">commande</text:p>
                            </text:list-item>
                            <text:list-item>
                              <text:p text:style-name="P3">deux paramètres</text:p>
                            </text:list-item>
                            <text:list-item>
                              <text:p text:style-name="P3">faire un exemple</text:p>
                            </text:list-item>
                            <text:list-item>
                              <text:p text:style-name="P3">copier ailleurs (sous le même nom / nom différent)</text:p>
                            </text:list-item>
                          </text:list>
                        </text:list-item>
                        <text:list-item>
                          <text:p text:style-name="P5">des dossiers (param supplémentaire)</text:p>
                        </text:list-item>
                        <text:list-item>
                          <text:p text:style-name="P5">copier un ensemble de fichiers en utilisant les expressions régulières</text:p>
                        </text:list-item>
                      </text:list>
                    </text:list-item>
                    <text:list-item>
                      <text:p text:style-name="P6">commande pour "déplacer" un fichier / dossier</text:p>
                      <text:list>
                        <text:list-item>
                          <text:p text:style-name="P3">commande</text:p>
                        </text:list-item>
                        <text:list-item>
                          <text:p text:style-name="P6">déplacer effectivement un fichier / dossier</text:p>
                          <text:list>
                            <text:list-item>
                              <text:p text:style-name="P3">commandes et paramètres</text:p>
                            </text:list-item>
                            <text:list-item>
                              <text:p text:style-name="P3">idem pour dossier (change ou pas ?)</text:p>
                            </text:list-item>
                            <text:list-item>
                              <text:p text:style-name="P3">utiliser les expressions régulières</text:p>
                            </text:list-item>
                          </text:list>
                        </text:list-item>
                        <text:list-item>
                          <text:p text:style-name="P6">renommer un fichier (/ dossier ?)</text:p>
                          <text:list>
                            <text:list-item>
                              <text:p text:style-name="P3">commandes et paramètres</text:p>
                            </text:list-item>
                            <text:list-item>
                              <text:p text:style-name="P3">déplacer ET renommer à la foi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">supprimer un fichier / dossier</text:p>
                  <text:list>
                    <text:list-item>
                      <text:p text:style-name="P3">commande</text:p>
                    </text:list-item>
                    <text:list-item>
                      <text:p text:style-name="P3">attention : particularité par rapport à la corbeille de l'explorateur de fichiers / du finder</text:p>
                    </text:list-item>
                    <text:list-item>
                      <text:p text:style-name="P3"><text:soft-page-break/>supprimer plusieurs fichiers</text:p>
                    </text:list-item>
                    <text:list-item>
                      <text:p text:style-name="P3">demander au terminal de nous demander confirmation (paramètre)</text:p>
                    </text:list-item>
                    <text:list-item>
                      <text:p text:style-name="P3">forcer la suppression (param)</text:p>
                    </text:list-item>
                    <text:list-item>
                      <text:p text:style-name="P3">faire décrire à la console les destructions (param)</text:p>
                    </text:list-item>
                    <text:list-item>
                      <text:p text:style-name="P3">supprimer récursivement dossier et tout contenus (param)</text:p>
                    </text:list-item>
                    <text:list-item>
                      <text:p text:style-name="P3">supprimer un dossier s'il est vide uniquement (commande) moins dangereux</text:p>
                    </text:list-item>
                    <text:list-item>
                      <text:p text:style-name="P3">utiliser les expressions régulières</text:p>
                    </text:list-item>
                    <text:list-item>
                      <text:p text:style-name="P3">a titre informatif : possible de supprimer tout le contenu de l'ordi en une commande. (logger en root + commande + 2 param + exp reg)</text:p>
                    </text:list-item>
                  </text:list>
                </text:list-item>
                <text:list-item>
                  <text:p text:style-name="P6">créer des liens entre fichiers</text:p>
                  <text:list>
                    <text:list-item>
                      <text:p text:style-name="P3">commande</text:p>
                    </text:list-item>
                    <text:list-item>
                      <text:p text:style-name="P3">deux sortes de liens</text:p>
                    </text:list-item>
                    <text:list-item>
                      <text:p text:style-name="P6">organisation fichiers dans DD sous linux</text:p>
                      <text:list>
                        <text:list-item>
                          <text:p text:style-name="P3">séparation entre trois choses pour chaque fichier dont deux sur lesquelles on va se concentrer ici</text:p>
                        </text:list-item>
                        <text:list-item>
                          <text:p text:style-name="P3">nom du numéro d'identification associé à une des parties</text:p>
                        </text:list-item>
                      </text:list>
                    </text:list-item>
                    <text:list-item>
                      <text:p text:style-name="P6">liens de premier type (façon hardcore un peu)</text:p>
                      <text:list>
                        <text:list-item>
                          <text:p text:style-name="P3">vers quoi le nom du fichier pointe ?</text:p>
                        </text:list-item>
                        <text:list-item>
                          <text:p text:style-name="P3">nature, donc de ce lien</text:p>
                        </text:list-item>
                        <text:list-item>
                          <text:p text:style-name="P3">note : possible pour les répertoires ?</text:p>
                        </text:list-item>
                        <text:list-item>
                          <text:p text:style-name="P3">commande</text:p>
                        </text:list-item>
                        <text:list-item>
                          <text:p text:style-name="P3">comment un lien dur apparaît dans le terminal ?</text:p>
                        </text:list-item>
                        <text:list-item>
                          <text:p text:style-name="P3">autre nom de ce type de lien</text:p>
                        </text:list-item>
                        <text:list-item>
                          <text:p text:style-name="P3">révelation : peut enfin comprendre la deuxième colonne de ls -l</text:p>
                        </text:list-item>
                        <text:list-item>
                          <text:p text:style-name="P3">afficher le numéro d'inode avec un ls (paramètre)</text:p>
                        </text:list-item>
                        <text:list-item>
                          <text:p text:style-name="P3">effet si on supprime un lien de ce type ?</text:p>
                        </text:list-item>
                        <text:list-item>
                          <text:p text:style-name="P3">comment supprimer le contenu du fichier ?</text:p>
                        </text:list-item>
                      </text:list>
                    </text:list-item>
                    <text:list-item>
                      <text:p text:style-name="P6">liens du deuxième type</text:p>
                      <text:list>
                        <text:list-item>
                          <text:p text:style-name="P3">vers quoi le lien pointe ? (différent d'avant)</text:p>
                        </text:list-item>
                        <text:list-item>
                          <text:p text:style-name="P3">paramètre à ajouter à la commande d'avant</text:p>
                        </text:list-item>
                        <text:list-item>
                          <text:p text:style-name="P3">note sur mac et la casse</text:p>
                        </text:list-item>
                        <text:list-item>
                          <text:p text:style-name="P3">comment apparaît dans le terminal ?</text:p>
                        </text:list-item>
                        <text:list-item>
                          <text:p text:style-name="P3">particularité si on supprime le fichier originel. Comment est appelé le lien dans ce cas ?</text:p>
                        </text:list-item>
                        <text:list-item>
                          <text:p text:style-name="P3">fonctionnent sur des répertoires ?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">les utilisateurs et les droits</text:p>
              <text:list>
                <text:list-item>
                  <text:p text:style-name="P6">intro</text:p>
                  <text:list>
                    <text:list-item>
                      <text:p text:style-name="P6">linux gère la connexion simultanée de plusieurs utilisateurs ?</text:p>
                    </text:list-item>
                    <text:list-item>
                      <text:p text:style-name="P6">comment appelle-t-on un tel OS ?</text:p>
                    </text:list-item>
                    <text:list-item>
                      <text:p text:style-name="P6">exemple manière de se connecter a plusieurs à la fois sur la même machine</text:p>
                    </text:list-item>
                    <text:list-item>
                      <text:p text:style-name="P6">un compte perso par utilisateur ?</text:p>
                    </text:list-item>
                    <text:list-item>
                      <text:p text:style-name="P6">droits différents pour chaque utilisateurs ?</text:p>
                    </text:list-item>
                  </text:list>
                </text:list-item>
                <text:list-item>
                  <text:p text:style-name="P6">exécuter une commande en root</text:p>
                  <text:list>
                    <text:list-item>
                      <text:p text:style-name="P6">intro</text:p>
                      <text:list>
                        <text:list-item>
                          <text:p text:style-name="P6">de base, un utilisateur peut tout faire ?</text:p>
                        </text:list-item>
                        <text:list-item>
                          <text:p text:style-name="P6">que doit on faire si on veut avoir tous les droits ? (type de connexion)</text:p>
                        </text:list-item>
                      </text:list>
                    </text:list-item>
                    <text:list-item>
                      <text:p text:style-name="P6">l'organisation des utilisateurs sous linux</text:p>
                      <text:list>
                        <text:list-item>
                          <text:p text:style-name="P6">peut-on créer autant d'utilisateurs qu'on veut ?</text:p>
                        </text:list-item>
                        <text:list-item>
                          <text:p text:style-name="P6">comment sont organisés ces utilisateurs ?</text:p>
                        </text:list-item>
                        <text:list-item>
                          <text:p text:style-name="P6"><text:soft-page-break/>comment appelle t-on l'utilisateur qui a tous les droits ? (deux noms)</text:p>
                        </text:list-item>
                        <text:list-item>
                          <text:p text:style-name="P6">on évite tant que possible de passer en root. Protège de</text:p>
                          <text:list>
                            <text:list-item>
                              <text:p text:style-name="P6">une chose relative a sois</text:p>
                            </text:list-item>
                            <text:list-item>
                              <text:p text:style-name="P6">l'autre non</text:p>
                            </text:list-item>
                          </text:list>
                        </text:list-item>
                        <text:list-item>
                          <text:p text:style-name="P6">pourquoi les virus sont si fertiles sous windows ?</text:p>
                        </text:list-item>
                        <text:list-item>
                          <text:p text:style-name="P6">ubuntu et la connexion en root... Particularité ?</text:p>
                        </text:list-item>
                      </text:list>
                    </text:list-item>
                    <text:list-item>
                      <text:p text:style-name="P6">devenir root un instant</text:p>
                      <text:list>
                        <text:list-item>
                          <text:p text:style-name="P6">possible de se connecter directement en root au démarrage ?</text:p>
                        </text:list-item>
                        <text:list-item>
                          <text:p text:style-name="P6">commande permettant de devenir temporairement root</text:p>
                        </text:list-item>
                        <text:list-item>
                          <text:p text:style-name="P6">signification "ethimologique" de cette commande (pourquoi ce nom ?)</text:p>
                        </text:list-item>
                        <text:list-item>
                          <text:p text:style-name="P6">syntaxe exécution d'une commande en root</text:p>
                        </text:list-item>
                        <text:list-item>
                          <text:p text:style-name="P6">syntaxe commande permettant de passer en root </text:p>
                        </text:list-item>
                        <text:list-item>
                          <text:p text:style-name="P6">raccourcis clavier ou commande pour quitter le mode root</text:p>
                        </text:list-item>
                        <text:list-item>
                          <text:p text:style-name="P6">dans d'autre distributions, commande plus courte pour se connecter en root</text:p>
                        </text:list-item>
                        <text:list-item>
                          <text:p text:style-name="P6">commande qui ajoute des programmes accessibles seulement en root et place dans /root (je peux sauter ce point)</text:p>
                        </text:list-item>
                      </text:list>
                    </text:list-item>
                  </text:list>
                </text:list-item>
                <text:list-item>
                  <text:p text:style-name="P6">adduser : gestion des utilisateurs</text:p>
                  <text:list>
                    <text:list-item>
                      <text:p text:style-name="P6">intro</text:p>
                      <text:list>
                        <text:list-item>
                          <text:p text:style-name="P6">qui seul peut ajouter et supprimer des utilisateurs ?</text:p>
                        </text:list-item>
                      </text:list>
                    </text:list-item>
                    <text:list-item>
                      <text:p text:style-name="P6">note perso mac</text:p>
                      <text:list>
                        <text:list-item>
                          <text:p text:style-name="P6">toute cette partie : marche sous mac ?</text:p>
                        </text:list-item>
                        <text:list-item>
                          <text:p text:style-name="P6">adduser et deluser uniquement sous...</text:p>
                        </text:list-item>
                        <text:list-item>
                          <text:p text:style-name="P6">selon <text:a xlink:type="simple" xlink:href="mailto:m@teo21">m@teo21</text:a></text:p>
                          <text:list>
                            <text:list-item>
                              <text:p text:style-name="P6">sous tous les descendants unix non debien : deux commandes remplacent</text:p>
                            </text:list-item>
                            <text:list-item>
                              <text:p text:style-name="P6">différence avec mes commandes vues dans cette partie...</text:p>
                            </text:list-item>
                          </text:list>
                        </text:list-item>
                        <text:list-item>
                          <text:p text:style-name="P6">dans les faits : marche chez moi ?</text:p>
                        </text:list-item>
                      </text:list>
                    </text:list-item>
                    <text:list-item>
                      <text:p text:style-name="P6">ajouter un utilisateur</text:p>
                      <text:list>
                        <text:list-item>
                          <text:p text:style-name="P6">syntaxe ajout utilisateur</text:p>
                        </text:list-item>
                        <text:list-item>
                          <text:p text:style-name="P6">conditions préalables (mode)</text:p>
                        </text:list-item>
                        <text:list-item>
                          <text:p text:style-name="P6">on doit en suite lui choisir un mdp</text:p>
                        </text:list-item>
                        <text:list-item>
                          <text:p text:style-name="P6">le terminal nous demande en suite coordonnées personnelles, laisser vide et taper entrée si on veut pas</text:p>
                        </text:list-item>
                      </text:list>
                    </text:list-item>
                    <text:list-item>
                      <text:p text:style-name="P6">changer le mot de passe</text:p>
                      <text:list>
                        <text:list-item>
                          <text:p text:style-name="P6">syntaxe changer mdp utilisateur précis</text:p>
                        </text:list-item>
                        <text:list-item>
                          <text:p text:style-name="P6">raccourcis pour changer mdp utilisateur "courant"</text:p>
                        </text:list-item>
                      </text:list>
                    </text:list-item>
                    <text:list-item>
                      <text:p text:style-name="P6">supprimer un compte</text:p>
                      <text:list>
                        <text:list-item>
                          <text:p text:style-name="P6">syntaxe</text:p>
                        </text:list-item>
                        <text:list-item>
                          <text:p text:style-name="P6">attention : un certain compte a ne surtout pas supprimer !!! pourquoi ?</text:p>
                        </text:list-item>
                        <text:list-item>
                          <text:p text:style-name="P6">commande par défaut supprime utilisateur mais supprime pas une chose essentielle...</text:p>
                        </text:list-item>
                        <text:list-item>
                          <text:p text:style-name="P6">pour ce faire, paramètre...</text:p>
                        </text:list-item>
                      </text:list>
                    </text:list-item>
                  </text:list>
                </text:list-item>
                <text:list-item>
                  <text:p text:style-name="P6">gestion des groupes</text:p>
                  <text:list>
                    <text:list-item>
                      <text:p text:style-name="P6">groupe par défaut d'un nouvel utilisateur</text:p>
                    </text:list-item>
                    <text:list-item>
                      <text:p text:style-name="P6">commande déjà connue pour regarder utilisateur et groupe d'un fichier</text:p>
                    </text:list-item>
                    <text:list-item>
                      <text:p text:style-name="P6">syntaxe pour ajouter un groupe</text:p>
                    </text:list-item>
                    <text:list-item>
                      <text:p text:style-name="P6">modifier un utilisateur</text:p>
                      <text:list>
                        <text:list-item>
                          <text:p text:style-name="P6">commande...</text:p>
                        </text:list-item>
                        <text:list-item>
                          <text:p text:style-name="P6">paramètres</text:p>
                          <text:list>
                            <text:list-item>
                              <text:p text:style-name="P6">modifiant le nom de l'utilisateur (ne modifie pas une chose essentielle !!!)</text:p>
                            </text:list-item>
                            <text:list-item>
                              <text:p text:style-name="P6"><text:soft-page-break/>changeant son groupe</text:p>
                            </text:list-item>
                          </text:list>
                        </text:list-item>
                        <text:list-item>
                          <text:p text:style-name="P6">syntaxe changer le groupe d'un utilisateur</text:p>
                        </text:list-item>
                        <text:list-item>
                          <text:p text:style-name="P6">affecter plusieurs groupes a un utilisateur tout en supprimant ses anciens</text:p>
                        </text:list-item>
                        <text:list-item>
                          <text:p text:style-name="P6">ajouter des groupes a un utilisateur sans supprimer les anciens</text:p>
                        </text:list-item>
                      </text:list>
                    </text:list-item>
                    <text:list-item>
                      <text:p text:style-name="P6">supprimer un groupe</text:p>
                    </text:list-item>
                    <text:list-item>
                      <text:p text:style-name="P6">notes analogues aux utilisateurs pour validité commandes sous mac</text:p>
                    </text:list-item>
                  </text:list>
                </text:list-item>
                <text:list-item>
                  <text:p text:style-name="P7">gestion des propriétaires d'un fichier</text:p>
                  <text:list>
                    <text:list-item>
                      <text:p text:style-name="P7">ls : possibilité deux "nouvelles" choses en paramètre</text:p>
                    </text:list-item>
                    <text:list-item>
                      <text:p text:style-name="P7">syntaxe changer propriétaire...</text:p>
                    </text:list-item>
                    <text:list-item>
                      <text:p text:style-name="P7">quel groupe pour un fichier après avoir changé le propriétaire</text:p>
                    </text:list-item>
                    <text:list-item>
                      <text:p text:style-name="P7">syntaxe pour changer le groupe propriétaire d'un fichier...</text:p>
                    </text:list-item>
                    <text:list-item>
                      <text:p text:style-name="P7">syntaxe deux en un (prop+groupe)...</text:p>
                    </text:list-item>
                    <text:list-item>
                      <text:p text:style-name="P7">ajouter paramètre affectation récursive...</text:p>
                    </text:list-item>
                  </text:list>
                </text:list-item>
                <text:list-item>
                  <text:p text:style-name="P7">modifier les droits d'accés</text:p>
                  <text:list>
                    <text:list-item>
                      <text:p text:style-name="P7">le fonctionnement des droits</text:p>
                      <text:list>
                        <text:list-item>
                          <text:p text:style-name="P7">trivial : visualiser les droits</text:p>
                        </text:list-item>
                        <text:list-item>
                          <text:p text:style-name="P7">décomposer affichage droits</text:p>
                        </text:list-item>
                        <text:list-item>
                          <text:p text:style-name="P7">droits root</text:p>
                        </text:list-item>
                      </text:list>
                    </text:list-item>
                    <text:list-item>
                      <text:p text:style-name="P7">chmod : modifier les droits d'accés</text:p>
                      <text:list>
                        <text:list-item>
                          <text:p text:style-name="P7">avec des chiffres</text:p>
                          <text:list>
                            <text:list-item>
                              <text:p text:style-name="P7">syntaxe</text:p>
                            </text:list-item>
                            <text:list-item>
                              <text:p text:style-name="P7">premier chiffre associé à … même question pour 2ème et 3ème</text:p>
                            </text:list-item>
                            <text:list-item>
                              <text:p text:style-name="P7">correspondance chiffre / droits : combien ajouter pour chaque droit en + ?</text:p>
                            </text:list-item>
                            <text:list-item>
                              <text:p text:style-name="P7">exemple</text:p>
                            </text:list-item>
                            <text:list-item>
                              <text:p text:style-name="P7">traduction bijective valeurs / droits</text:p>
                              <text:list>
                                <text:list-item>
                                  <text:p text:style-name="P7">valeurs → droits (décrire droits + écrire formellement)</text:p>
                                </text:list-item>
                                <text:list-item>
                                  <text:p text:style-name="P7">remarque : calcul des droits peut s'apparenter à ...</text:p>
                                </text:list-item>
                                <text:list-item>
                                  <text:p text:style-name="P7">droits → valeurs</text:p>
                                </text:list-item>
                              </text:list>
                            </text:list-item>
                            <text:list-item>
                              <text:p text:style-name="P7">droit maximal : ...</text:p>
                            </text:list-item>
                          </text:list>
                        </text:list-item>
                        <text:list-item>
                          <text:p text:style-name="P7">avec des lettres</text:p>
                          <text:list>
                            <text:list-item>
                              <text:p text:style-name="P7">syntaxe globale</text:p>
                            </text:list-item>
                            <text:list-item>
                              <text:p text:style-name="P7">possibilités</text:p>
                              <text:list>
                                <text:list-item>
                                  <text:p text:style-name="P7">personnes visées : quel caractère pour quel type de personnes ?</text:p>
                                </text:list-item>
                                <text:list-item>
                                  <text:p text:style-name="P7">syntaxe pour dire que faire des droits indiqués juste après</text:p>
                                </text:list-item>
                                <text:list-item>
                                  <text:p text:style-name="P7">droits (caractère + nom)</text:p>
                                </text:list-item>
                              </text:list>
                            </text:list-item>
                            <text:list-item>
                              <text:p text:style-name="P7">exemple</text:p>
                            </text:list-item>
                          </text:list>
                        </text:list-item>
                        <text:list-item>
                          <text:p text:style-name="P7">paramètre supplémentaire pour récursivité ..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">nano, l'éditeur de texte du débutant</text:p>
              <text:list>
                <text:list-item>
                  <text:p text:style-name="P7">intro</text:p>
                  <text:list>
                    <text:list-item>
                      <text:p text:style-name="P7">sert a...</text:p>
                    </text:list-item>
                    <text:list-item>
                      <text:p text:style-name="P7">3 éditeurs de textes en console a connaître</text:p>
                    </text:list-item>
                  </text:list>
                </text:list-item>
                <text:list-item>
                  <text:p text:style-name="P7">premiers pas</text:p>
                  <text:list>
                    <text:list-item>
                      <text:p text:style-name="P7">intro</text:p>
                      <text:list>
                        <text:list-item>
                          <text:p text:style-name="P7">caractéristiques et origines nom</text:p>
                        </text:list-item>
                        <text:list-item>
                          <text:p text:style-name="P7">éditeur de texte ou traitement de texte ?</text:p>
                        </text:list-item>
                        <text:list-item>
                          <text:p text:style-name="P7">très utilile surtout pour ...</text:p>
                        </text:list-item>
                        <text:list-item>
                          <text:p text:style-name="P7">on modifiera, une fois nano maitrisé, deux fichiers de personnalisation ...</text:p>
                        </text:list-item>
                      </text:list>
                    </text:list-item>
                    <text:list-item>
                      <text:p text:style-name="P7">pour ouvrir nano dans la console : commande ...</text:p>
                    </text:list-item>
                    <text:list-item>
                      <text:p text:style-name="P7">les raccourcis claviers de nano</text:p>
                      <text:list>
                        <text:list-item>
                          <text:p text:style-name="P7">principaux raccourcis notés où ?</text:p>
                        </text:list-item>
                        <text:list-item>
                          <text:p text:style-name="P7">raccourcis pour se balader dans nano (vers le haut / bas)</text:p>
                        </text:list-item>
                        <text:list-item>
                          <text:p text:style-name="P7">raccourcis pour cacher l'aide avec les raccourcis</text:p>
                        </text:list-item>
                        <text:list-item>
                          <text:p text:style-name="P7">recherche</text:p>
                          <text:list>
                            <text:list-item>
                              <text:p text:style-name="P7">combinaison raccourcis pour lancer une recherche dans le fichier</text:p>
                            </text:list-item>
                            <text:list-item>
                              <text:p text:style-name="P7">idem pour sortir du mode recherche</text:p>
                            </text:list-item>
                            <text:list-item>
                              <text:p text:style-name="P7">idem pour aller a l'occurence suivante</text:p>
                            </text:list-item>
                          </text:list>
                        </text:list-item>
                        <text:list-item>
                          <text:p text:style-name="P7">enregistrer et quitter</text:p>
                          <text:list>
                            <text:list-item>
                              <text:p text:style-name="P7">enregistrer</text:p>
                            </text:list-item>
                            <text:list-item>
                              <text:p text:style-name="P7">quitter (si on a pas sauvé, propose de le faire)</text:p>
                            </text:list-item>
                            <text:list-item>
                              <text:p text:style-name="P7"><text:soft-page-break/>après ..., pendant demande de confirmation, ... annul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Les paramètres de la commande nano</text:p>
                      <text:list>
                        <text:list-item>
                          <text:p text:style-name="P7">ouvrir / créer un fichier</text:p>
                        </text:list-item>
                        <text:list-item>
                          <text:p text:style-name="P7">activer la souris en console</text:p>
                        </text:list-item>
                        <text:list-item>
                          <text:p text:style-name="P7">alinéa intelligent pour la programmation (répercuté sur lignes suivantes)</text:p>
                        </text:list-item>
                        <text:list-item>
                          <text:p text:style-name="P7">retour début ligne intelligent prog (premier caractère post-alinéa)</text:p>
                        </text:list-item>
                      </text:list>
                    </text:list-item>
                  </text:list>
                </text:list-item>
                <text:list-item>
                  <text:p text:style-name="P8">configurer nano avec nanorc</text:p>
                  <text:list>
                    <text:list-item>
                      <text:p text:style-name="P8">intro</text:p>
                      <text:list>
                        <text:list-item>
                          <text:p text:style-name="P8">fichier de configuration de nano : .nanorc</text:p>
                        </text:list-item>
                        <text:list-item>
                          <text:p text:style-name="P8">situé dans le home</text:p>
                        </text:list-item>
                        <text:list-item>
                          <text:p text:style-name="P8">s'il n'existe pas, on peut le créer</text:p>
                        </text:list-item>
                        <text:list-item>
                          <text:p text:style-name="P8">fichier lu par nano a chaque fois que nano est lancé</text:p>
                        </text:list-item>
                      </text:list>
                    </text:list-item>
                    <text:list-item>
                      <text:p text:style-name="P8">création du .nanorc</text:p>
                      <text:list>
                        <text:list-item>
                          <text:p text:style-name="P8">pour le créer (création avec nano vue avant), dans ~ : nano .nanorc</text:p>
                        </text:list-item>
                        <text:list-item>
                          <text:p text:style-name="P8">syntaxe ordres donnés a nano</text:p>
                          <text:list>
                            <text:list-item>
                              <text:p text:style-name="P8">un par ligne</text:p>
                            </text:list-item>
                            <text:list-item>
                              <text:p text:style-name="P8">consiste en une activation / désactivation d'une option</text:p>
                            </text:list-item>
                            <text:list-item>
                              <text:p text:style-name="P8">syntaxe</text:p>
                              <text:list>
                                <text:list-item>
                                  <text:p text:style-name="P8">set optionAActiver</text:p>
                                </text:list-item>
                                <text:list-item>
                                  <text:p text:style-name="P8">unset optionADesactiver</text:p>
                                </text:list-item>
                              </text:list>
                            </text:list-item>
                            <text:list-item>
                              <text:p text:style-name="P8">note : il ne s'agit pas d'activer la possibilité de passer quelque chose en paramètre, mais au contraire de faire qu'il n'y a même plus besoin de le passer en paramètre</text:p>
                            </text:list-item>
                            <text:list-item>
                              <text:p text:style-name="P8">ex : set mouse fait que "nano fichier" équivaut a "nano -m fichier"</text:p>
                            </text:list-item>
                            <text:list-item>
                              <text:p text:style-name="P8">3 options</text:p>
                              <text:list>
                                <text:list-item>
                                  <text:p text:style-name="P8">set mouse (-m) // ne semble pas marcher chez moi</text:p>
                                </text:list-item>
                                <text:list-item>
                                  <text:p text:style-name="P8">set autoindent (-i)</text:p>
                                </text:list-item>
                                <text:list-item>
                                  <text:p text:style-name="P8">set smarthome (-A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">le nanorc global et la coloration syntaxique</text:p>
                          <text:list>
                            <text:list-item>
                              <text:p text:style-name="P8">notre .nanorc ne marche que pour nous, pas pour autres utilisateurs</text:p>
                            </text:list-item>
                            <text:list-item>
                              <text:p text:style-name="P8">/etc/nanorc marche pour tout le monde (pas .nanorc mais nanorc)</text:p>
                            </text:list-item>
                            <text:list-item>
                              <text:p text:style-name="P8">ne peut être modifié qu'en root (sudo nano /etc/nanorc)</text:p>
                            </text:list-item>
                            <text:list-item>
                              <text:p text:style-name="P8"># pour commentaire sur une ligne sous nano</text:p>
                            </text:list-item>
                            <text:list-item>
                              <text:p text:style-name="P8">/etc/nanorc est sensé être rempli de commentaires explicatifs, mais pas chez moi</text:p>
                            </text:list-item>
                            <text:list-item>
                              <text:p text:style-name="P8">cours fourni commandes permettant de colorer texte C html etc (marche pas chez moi)</text:p>
                              <text:list>
                                <text:list-item>
                                  <text:p text:style-name="P9">## Nanorc files # include "/usr/share/nano/nanorc.nanorc"   ## C/C++ # include "/usr/share/nano/c.nanorc"   ## HTML # include "/usr/share/nano/html.nanorc"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configurer sa console avec /bashrc</text:p>
                      <text:list>
                        <text:list-item>
                          <text:p text:style-name="P8">ouvrir .bashrc : sudo nano ~/.bashrc</text:p>
                        </text:list-item>
                        <text:list-item>
                          <text:p text:style-name="P8">personnaliser l'invite de commandes</text:p>
                          <text:list>
                            <text:list-item>
                              <text:p text:style-name="P8">sensé aussi y avoir déjà plein de lignes commentées pour personnaliser l'invite, mais pas chez moi. Voir le cours si besoin mais inutile chez moi.</text:p>
                            </text:list-item>
                          </text:list>
                        </text:list-item>
                        <text:list-item>
                          <text:p text:style-name="P8">minimum de syntaxe :</text:p>
                          <text:list>
                            <text:list-item>
                              <text:p text:style-name="P8">commande par PS1</text:p>
                            </text:list-item>
                            <text:list-item>
                              <text:p text:style-name="P8">\033 sert a indiquer la couleur</text:p>
                            </text:list-item>
                            <text:list-item>
                              <text:p text:style-name="P8">\u sert a dire qu'il faudra écrire le nom de l'utilisateur</text:p>
                            </text:list-item>
                            <text:list-item>
                              <text:p text:style-name="P8">\h pour la machine</text:p>
                            </text:list-item>
                          </text:list>
                        </text:list-item>
                        <text:list-item>
                          <text:p text:style-name="P8"><text:soft-page-break/>créer des alias</text:p>
                          <text:list>
                            <text:list-item>
                              <text:p text:style-name="P8">coloration automatique de ls</text:p>
                              <text:list>
                                <text:list-item>
                                  <text:p text:style-name="P8">alias ls='ls --color=auto' // pas l'air de marcher chez moi</text:p>
                                </text:list-item>
                                <text:list-item>
                                  <text:p text:style-name="P8">--color=auto marche pas chez moi tout court</text:p>
                                </text:list-item>
                              </text:list>
                            </text:list-item>
                            <text:list-item>
                              <text:p text:style-name="P8">empêcher le "rm de la mort" (sudo rm -Rf /)</text:p>
                              <text:list>
                                <text:list-item>
                                  <text:p text:style-name="P8">alias rm='rm --preserve-root'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">édition du bashrc global</text:p>
                          <text:list>
                            <text:list-item>
                              <text:p text:style-name="P8">d'après le cours : sudo /etc/bash.bashrc (jai juste bashrc chez moi)</text:p>
                            </text:list-item>
                            <text:list-item>
                              <text:p text:style-name="P8">bashrc personnel a la priorité sur le bashrc global</text:p>
                            </text:list-item>
                          </text:list>
                        </text:list-item>
                        <text:list-item>
                          <text:p text:style-name="P8">.profile</text:p>
                          <text:list>
                            <text:list-item>
                              <text:p text:style-name="P8">.bashrc pour les consoles en mode graphique</text:p>
                            </text:list-item>
                            <text:list-item>
                              <text:p text:style-name="P8">.profile équivalent pour le mode console</text:p>
                            </text:list-item>
                            <text:list-item>
                              <text:p text:style-name="P8">existe aussi un profile global : /etc/profile</text:p>
                            </text:list-item>
                            <text:list-item>
                              <text:p text:style-name="P8">.profile fait appel a .bashrc donc modifs bashrc répercutées dessus (pas très utile de modifier profile)</text:p>
                            </text:list-item>
                          </text:list>
                        </text:list-item>
                        <text:list-item>
                          <text:p text:style-name="P8">note au passage : si j'ai bien compris le shell est l'interpréteur des commandes en console, et bash est uniquement le programme qui sert a intéragire avec la console. Pas sur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installer des programmes avec apt-get</text:p>
              <text:list>
                <text:list-item>
                  <text:p text:style-name="P8">les paquets et leurs dépendances</text:p>
                  <text:list>
                    <text:list-item>
                      <text:p text:style-name="P8">ce qui suit concerne uniquement les distributions basées sur debian</text:p>
                    </text:list-item>
                    <text:list-item>
                      <text:p text:style-name="P8">des programmes livrés sous forme de paquets</text:p>
                      <text:list>
                        <text:list-item>
                          <text:p text:style-name="P8">paquets = l'équivalent des programmes d'installation sous windows</text:p>
                        </text:list-item>
                        <text:list-item>
                          <text:p text:style-name="P8">paquet = dossier zippé contenant tous les fichiers du programme</text:p>
                        </text:list-item>
                        <text:list-item>
                          <text:p text:style-name="P8">extension paquets : .deb</text:p>
                        </text:list-item>
                        <text:list-item>
                          <text:p text:style-name="P8">principales différences avec les exe :</text:p>
                          <text:list>
                            <text:list-item>
                              <text:p text:style-name="P8">gestion des dépendances</text:p>
                            </text:list-item>
                            <text:list-item>
                              <text:p text:style-name="P8">ne pas chercher sur le web, tous les programmes sont sur un même serveur nommé dépôt (repository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les dépendances, un cauchemar ?</text:p>
                      <text:list>
                        <text:list-item>
                          <text:p text:style-name="P8">programmes quasiment jamais autonomes sous linux, dépendants de bibliothèques (d'autres programmes / paquets). (comme quand on achète un jeu et qu'ils nous disent "il faut installer direct X)</text:p>
                        </text:list-item>
                        <text:list-item>
                          <text:p text:style-name="P8">chaque paquet indique ses dépendances. Si on a pas déjà les paquets dont ils dépendent, ils sont automatiquement téléchargés.</text:p>
                        </text:list-item>
                      </text:list>
                    </text:list-item>
                  </text:list>
                </text:list-item>
                <text:list-item>
                  <text:p text:style-name="P8">les dépots</text:p>
                  <text:list>
                    <text:list-item>
                      <text:p text:style-name="P8">intro</text:p>
                      <text:list>
                        <text:list-item>
                          <text:p text:style-name="P8">dépôt = serveur contenant tous les paquets existant sous linux</text:p>
                        </text:list-item>
                        <text:list-item>
                          <text:p text:style-name="P8">résoud beaucoup de problèmes, et plus simple.</text:p>
                        </text:list-item>
                        <text:list-item>
                          <text:p text:style-name="P8">Pourquoi windows fait pas pareille ? → programmes non libres et payants pas comme a linux, auteurs refusent de laisser manipuleur leurs programmes</text:p>
                        </text:list-item>
                      </text:list>
                    </text:list-item>
                    <text:list-item>
                      <text:p text:style-name="P8">la notion de dépôt</text:p>
                      <text:list>
                        <text:list-item>
                          <text:p text:style-name="P8">il existe en fait plusieur dépots linux, quasiment des copies les uns des autres, pour éviter de surcharger un seul serveur. N'importe quel dépôt contient presque tous les paquets linux</text:p>
                        </text:list-item>
                        <text:list-item>
                          <text:p text:style-name="P8">il existe un dépôt par défaut en france, et un dépôt pour presque chaque opérateur. Le dépôt français est souvent surchargé.</text:p>
                        </text:list-item>
                      </text:list>
                    </text:list-item>
                    <text:list-item>
                      <text:p text:style-name="P8">gérer ses dépots</text:p>
                      <text:list>
                        <text:list-item>
                          <text:p text:style-name="P8"><text:soft-page-break/>liste des dépots utilisés par ordi contenus dans /etc/apt/sources.list</text:p>
                        </text:list-item>
                        <text:list-item>
                          <text:p text:style-name="P8">a exécuter en root : sudo nano /etc/apt/sources.list</text:p>
                        </text:list-item>
                        <text:list-item>
                          <text:p text:style-name="P8">chaque ligne est...</text:p>
                          <text:list>
                            <text:list-item>
                              <text:p text:style-name="P8">un commentaire</text:p>
                              <text:list>
                                <text:list-item>
                                  <text:p text:style-name="P8">ligne commançant pas #</text:p>
                                </text:list-item>
                              </text:list>
                            </text:list-item>
                            <text:list-item>
                              <text:p text:style-name="P8">l'adresse d'un serveur fournissant les binaires a exécuter</text:p>
                              <text:list>
                                <text:list-item>
                                  <text:p text:style-name="P8">ligne commençant par deb</text:p>
                                </text:list-item>
                              </text:list>
                            </text:list-item>
                            <text:list-item>
                              <text:p text:style-name="P8">l'adresse d'un serveur fournissant les codes sources (si veut regarder)</text:p>
                              <text:list>
                                <text:list-item>
                                  <text:p text:style-name="P8">ligne commençant par deb-src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">syntaxe chaque ligne</text:p>
                          <text:list>
                            <text:list-item>
                              <text:p text:style-name="P8">deb/deb-src adresse-dépot version-distribution [section-dépot(optionnel)]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utiliser l'outils graphique</text:p>
                      <text:list>
                        <text:list-item>
                          <text:p text:style-name="P8">a chaque sous distribution debian correspond un outils graphique répertoriant les dépots. Assez intuitif → conseil d'utiliser</text:p>
                        </text:list-item>
                      </text:list>
                    </text:list-item>
                    <text:list-item>
                      <text:p text:style-name="P8">les outiles de gestion de paquets</text:p>
                      <text:list>
                        <text:list-item>
                          <text:p text:style-name="P8">deux programmes en console célèbres de gestion de paquets</text:p>
                          <text:list>
                            <text:list-item>
                              <text:p text:style-name="P8">apt-get</text:p>
                            </text:list-item>
                            <text:list-item>
                              <text:p text:style-name="P8">aptitude</text:p>
                            </text:list-item>
                          </text:list>
                        </text:list-item>
                        <text:list-item>
                          <text:p text:style-name="P8">on va ici regarder apt-get</text:p>
                        </text:list-item>
                        <text:list-item>
                          <text:p text:style-name="P8">étapes de téléchargement d'un paquet</text:p>
                          <text:list>
                            <text:list-item>
                              <text:p text:style-name="P8">apt-get update (optionnel)</text:p>
                              <text:list>
                                <text:list-item>
                                  <text:p text:style-name="P8">pour mettre a jour le cache si pas déjà fait</text:p>
                                </text:list-item>
                                <text:list-item>
                                  <text:p text:style-name="P8">télécharge la nouvelle liste des paquets proposés par le dépôt</text:p>
                                </text:list-item>
                                <text:list-item>
                                  <text:p text:style-name="P8">a faire en root</text:p>
                                </text:list-item>
                                <text:list-item>
                                  <text:p text:style-name="P8">a faire</text:p>
                                  <text:list>
                                    <text:list-item>
                                      <text:p text:style-name="P8">quand on change ou ajoute un dépôt</text:p>
                                    </text:list-item>
                                    <text:list-item>
                                      <text:p text:style-name="P8">ou quand on a pas mis a jour depuis longtemps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8">apt-cache search recherche (optionnel) : pour chercher le nom du paquet si on connait pas le nom exacte</text:p>
                            </text:list-item>
                            <text:list-item>
                              <text:p text:style-name="P8">pour description : apt-cache show paquet</text:p>
                            </text:list-item>
                            <text:list-item>
                              <text:p text:style-name="P8">apt-get install paquet : télécharge et installe le paquet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">apt-get autoremove : supprimer un paquet</text:p>
                  <text:list>
                    <text:list-item>
                      <text:p text:style-name="P8">apt-get remove paquet : supprime paquet mais pas dépendances inutiles</text:p>
                    </text:list-item>
                    <text:list-item>
                      <text:p text:style-name="P8">apt-get autoremove paquet : supprime le paquet ET les dépendances inutiles</text:p>
                    </text:list-item>
                  </text:list>
                </text:list-item>
                <text:list-item>
                  <text:p text:style-name="P8">apt-get upgrade : mettre à jour tous les paquets</text:p>
                  <text:list>
                    <text:list-item>
                      <text:p text:style-name="P8">apt-get upgrade : met a jour la totalité des paquets</text:p>
                    </text:list-item>
                    <text:list-item>
                      <text:p text:style-name="P8">faire un apt-get update avant</text:p>
                    </text:list-item>
                  </text:list>
                </text:list-item>
              </text:list>
            </text:list-item>
            <text:list-item>
              <text:p text:style-name="P8">RTFM : lisez le putain de manuel !</text:p>
              <text:list>
                <text:list-item>
                  <text:p text:style-name="P8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, Menlo, 'Ubuntu Mono', Consolas, source-code-pro, 'Droid Sans Mono', monospace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09-29T16:24:52</meta:creation-date>
    <meta:generator>OpenOffice/4.0.0$Unix OpenOffice.org_project/400m3$Build-9702</meta:generator>
    <dc:date>2014-10-18T22:19:14</dc:date>
    <dc:creator>yjfjyf jjku</dc:creator>
    <meta:editing-duration>PT22H57M16S</meta:editing-duration>
    <meta:editing-cycles>401</meta:editing-cycles>
    <meta:document-statistic meta:table-count="0" meta:image-count="0" meta:object-count="0" meta:page-count="10" meta:paragraph-count="454" meta:word-count="3567" meta:character-count="19701"/>
  </office:meta>
</office:document-meta>
</file>